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2D74B1163504055E.png" manifest:media-type="image/png"/>
  <manifest:file-entry manifest:full-path="Pictures/1000020100000123000000F4F07A36808A254B85.png" manifest:media-type="image/png"/>
  <manifest:file-entry manifest:full-path="Pictures/1000020100000320000002BC5136A764918F1A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99" draw:textarea-horizontal-align="justify" draw:textarea-vertical-align="middle" draw:auto-grow-height="false" fo:min-height="1.538cm" fo:min-width="6.449cm" fo:wrap-option="no-wrap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52cm, 8.211cm, 4.516cm, 1.05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ff99"/>
      <style:paragraph-properties fo:text-align="center"/>
    </style:style>
    <style:style style:name="T1" style:family="text">
      <style:text-properties fo:color="#330033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33003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875cm" svg:height="2.54cm" draw:transform="skewX (-0.0249582083035189) translate (4.556cm 6.461cm)">
          <text:p text:style-name="P1">Hi!! I am your </text:p>
          <text:p text:style-name="P1"><text:span text:style-name="T1">personalized</text:span><text:span text:style-name="T2"> </text:span><text:span text:style-name="T1">security</text:span><text:span text:style-name="T2"> </text:span><text:span text:style-name="T1">agent</text:span>.</text:p>
          <draw:enhanced-geometry svg:viewBox="0 0 21600 21600" draw:glue-points="10800 0 3160 3160 0 10800 3160 18440 10800 21600 18440 18440 21600 10800 18440 3160 ?f14 ?f15" draw:text-areas="3200 3200 18400 18400" draw:type="round-callout" draw:modifiers="12311.3001215067 29752.06611570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" draw:text-style-name="P1" draw:layer="layout" svg:width="7.365cm" svg:height="8.508cm" svg:x="0.873cm" svg:y="8.367cm">
          <draw:image xlink:href="Pictures/1000020100000320000002BC5136A764918F1A92.png" xlink:type="simple" xlink:show="embed" xlink:actuate="onLoad">
            <text:p/>
          </draw:image>
        </draw:frame>
        <draw:frame draw:style-name="gr3" draw:text-style-name="P1" draw:layer="layout" svg:width="7.698cm" svg:height="6.455cm" svg:x="11.082cm" svg:y="8.007cm">
          <draw:image xlink:href="Pictures/1000020100000123000000F4F07A36808A254B85.png" xlink:type="simple" xlink:show="embed" xlink:actuate="onLoad">
            <text:p/>
          </draw:image>
        </draw:frame>
        <draw:frame draw:style-name="gr3" draw:text-style-name="P1" draw:layer="layout" svg:width="9.207cm" svg:height="9.207cm" svg:x="5.636cm" svg:y="8.747cm">
          <draw:image xlink:href="Pictures/100002010000012C0000012C2D74B1163504055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7T17:53:20.832386135</meta:creation-date>
    <dc:date>2017-09-07T18:19:10.358570142</dc:date>
    <meta:editing-duration>PT25M48S</meta:editing-duration>
    <meta:editing-cycles>4</meta:editing-cycles>
    <meta:generator>LibreOffice/5.3.1.2$Linux_X86_64 LibreOffice_project/30m0$Build-2</meta:generator>
    <meta:document-statistic meta:object-count="4"/>
  </office:meta>
</office:document-meta>
</file>